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824cm" svg:height="2.768cm" svg:x="0.115cm" svg:y="9.249cm">
          <text:p text:style-name="P2"/>
        </draw:rect>
        <draw:frame draw:style-name="gr2" draw:layer="layout" svg:width="2.043cm" svg:height="0.64cm" svg:x="0.051cm" svg:y="9.274cm">
          <draw:text-box>
            <text:p text:style-name="P2">Execution</text:p>
          </draw:text-box>
        </draw:frame>
        <draw:rect draw:style-name="gr3" draw:text-style-name="P1" draw:layer="layout" svg:width="6.834cm" svg:height="4.452cm" svg:x="0.105cm" svg:y="4.656cm">
          <text:p text:style-name="P2"/>
        </draw:rect>
        <draw:rect draw:style-name="gr4" draw:text-style-name="P1" draw:layer="layout" svg:width="2.512cm" svg:height="3.645cm" svg:x="0.326cm" svg:y="5.277cm">
          <text:p text:style-name="P3">Compiler</text:p>
        </draw:rect>
        <draw:frame draw:style-name="gr2" draw:layer="layout" svg:width="1.751cm" svg:height="0.64cm" svg:x="0.047cm" svg:y="4.693cm">
          <draw:text-box>
            <text:p text:style-name="P2">Start-up</text:p>
          </draw:text-box>
        </draw:frame>
        <draw:rect draw:style-name="gr5" draw:text-style-name="P1" draw:layer="layout" svg:width="6.834cm" svg:height="4.468cm" svg:x="0.105cm" svg:y="0.088cm">
          <text:p text:style-name="P2"/>
        </draw:rect>
        <draw:rect draw:style-name="gr4" draw:text-style-name="P1" draw:layer="layout" svg:width="2.533cm" svg:height="3.63cm" svg:x="0.305cm" svg:y="0.688cm">
          <text:p text:style-name="P3">IDE</text:p>
        </draw:rect>
        <draw:custom-shape draw:style-name="gr6" draw:text-style-name="P4" draw:layer="layout" svg:width="4.3cm" svg:height="0.4cm" svg:x="2.505cm" svg:y="0.788cm">
          <text:p text:style-name="P4">Office Floor Model</text:p>
          <draw:enhanced-geometry svg:viewBox="0 0 21600 21600" draw:type="rectangle" draw:enhanced-path="M 0 0 L 21600 0 21600 21600 0 21600 0 0 Z N"/>
        </draw:custom-shape>
        <draw:frame draw:style-name="gr2" draw:layer="layout" svg:width="2.572cm" svg:height="0.64cm" svg:x="0.061cm" svg:y="0.118cm">
          <draw:text-box>
            <text:p text:style-name="P2">Development</text:p>
          </draw:text-box>
        </draw:frame>
        <draw:custom-shape draw:style-name="gr6" draw:text-style-name="P4" draw:layer="layout" svg:width="4.3cm" svg:height="0.4cm" svg:x="2.505cm" svg:y="1.288cm">
          <text:p text:style-name="P4">Office Mode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1.788cm">
          <text:p text:style-name="P4">Section Mode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2.288cm">
          <text:p text:style-name="P4">Work 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2.788cm">
          <text:p text:style-name="P4">Administrator 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3.288cm">
          <text:p text:style-name="P4">Managed Object 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3.788cm">
          <text:p text:style-name="P4">Team Typ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5.388cm">
          <text:p text:style-name="P4">Office Floor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5.888cm">
          <text:p text:style-name="P4">Office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6.388cm">
          <text:p text:style-name="P4">Section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6.888cm">
          <text:p text:style-name="P4">Work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7.388cm">
          <text:p text:style-name="P4">Administrator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7.888cm">
          <text:p text:style-name="P4">Managed Object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8.388cm">
          <text:p text:style-name="P4">Team Source</text:p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2.512cm" svg:height="2.133cm" svg:x="0.326cm" svg:y="9.778cm">
          <text:p text:style-name="P3">Frame</text:p>
        </draw:rect>
        <draw:custom-shape draw:style-name="gr6" draw:text-style-name="P4" draw:layer="layout" svg:width="4.3cm" svg:height="0.4cm" svg:x="2.505cm" svg:y="9.888cm">
          <text:p text:style-name="P4">Work / Task Factorie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10.388cm">
          <text:p text:style-name="P4">Administrator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10.888cm">
          <text:p text:style-name="P4">Managed Object Sour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3cm" svg:height="0.4cm" svg:x="2.505cm" svg:y="11.388cm">
          <text:p text:style-name="P4">Team Sour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Daniel Sagenschneider</meta:initial-creator>
    <meta:creation-date>2009-06-06T22:06:59</meta:creation-date>
    <dc:creator>Daniel Sagenschneider</dc:creator>
    <dc:date>2009-06-07T20:07:59</dc:date>
    <meta:editing-cycles>17</meta:editing-cycles>
    <meta:editing-duration>PT1H24M3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